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55.89pt" svg:height="181.45pt" svg:x="141.28pt" svg:y="89.6pt">
            <loext:p draw:notify-on-update-of-ranges="Sheet1.A2:Sheet1.A7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27:59.594035000</meta:creation-date>
    <dc:date>2017-10-25T17:41:31.042561737</dc:date>
    <meta:editing-duration>PT3M17S</meta:editing-duration>
    <meta:editing-cycles>1</meta:editing-cycles>
    <meta:document-statistic meta:table-count="1" meta:cell-count="12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56cm" svg:height="6.402cm" xlink:href=".." xlink:type="simple" chart:class="chart:bar" chart:style-name="ch1">
        <chart:legend chart:legend-position="end" svg:x="10.293cm" svg:y="2.902cm" style:legend-expansion="high" chart:style-name="ch2"/>
        <chart:plot-area chart:style-name="ch3" table:cell-range-address="Sheet1.A2:Sheet1.B7" chart:data-source-has-labels="column" svg:x="0.251cm" svg:y="0.128cm" svg:width="9.791cm" svg:height="6.146cm">
          <chartooo:coordinate-region svg:x="1.613cm" svg:y="0.327cm" svg:width="8.429cm" svg:height="5.3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2:Sheet1.A7</svg:desc>
                </draw:g>
              </table:table-cell>
              <table:table-cell office:value-type="float" office:value="358767">
                <text:p>358767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